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02cm"/>
    </style:style>
    <style:style style:name="co2" style:family="table-column">
      <style:table-column-properties fo:break-before="auto" style:column-width="6.465cm"/>
    </style:style>
    <style:style style:name="co3" style:family="table-column">
      <style:table-column-properties fo:break-before="auto" style:column-width="9.85cm"/>
    </style:style>
    <style:style style:name="co4" style:family="table-column">
      <style:table-column-properties fo:break-before="auto" style:column-width="7.659cm"/>
    </style:style>
    <style:style style:name="co5" style:family="table-column">
      <style:table-column-properties fo:break-before="auto" style:column-width="9.934cm"/>
    </style:style>
    <style:style style:name="co6" style:family="table-column">
      <style:table-column-properties fo:break-before="auto" style:column-width="26.638cm"/>
    </style:style>
    <style:style style:name="co7" style:family="table-column">
      <style:table-column-properties fo:break-before="auto" style:column-width="2.484cm"/>
    </style:style>
    <style:style style:name="co8" style:family="table-column">
      <style:table-column-properties fo:break-before="auto" style:column-width="2.651cm"/>
    </style:style>
    <style:style style:name="ro1" style:family="table-row">
      <style:table-row-properties style:row-height="0.556cm" fo:break-before="auto" style:use-optimal-row-height="false"/>
    </style:style>
    <style:style style:name="ro2" style:family="table-row">
      <style:table-row-properties style:row-height="1.868cm" fo:break-before="auto" style:use-optimal-row-height="false"/>
    </style:style>
    <style:style style:name="ro3" style:family="table-row">
      <style:table-row-properties style:row-height="1.21cm" fo:break-before="auto" style:use-optimal-row-height="false"/>
    </style:style>
    <style:style style:name="ro4" style:family="table-row">
      <style:table-row-properties style:row-height="2.685cm" fo:break-before="auto" style:use-optimal-row-height="false"/>
    </style:style>
    <style:style style:name="ro5" style:family="table-row">
      <style:table-row-properties style:row-height="1.157cm" fo:break-before="auto" style:use-optimal-row-height="false"/>
    </style:style>
    <style:style style:name="ro6" style:family="table-row">
      <style:table-row-properties style:row-height="3.87cm" fo:break-before="auto" style:use-optimal-row-height="false"/>
    </style:style>
    <style:style style:name="ro7" style:family="table-row">
      <style:table-row-properties style:row-height="2.316cm" fo:break-before="auto" style:use-optimal-row-height="false"/>
    </style:style>
    <style:style style:name="ro8" style:family="table-row">
      <style:table-row-properties style:row-height="2.027cm" fo:break-before="auto" style:use-optimal-row-height="false"/>
    </style:style>
    <style:style style:name="ro9" style:family="table-row">
      <style:table-row-properties style:row-height="2.552cm" fo:break-before="auto" style:use-optimal-row-height="false"/>
    </style:style>
    <style:style style:name="ro10" style:family="table-row">
      <style:table-row-properties style:row-height="2.29cm" fo:break-before="auto" style:use-optimal-row-height="false"/>
    </style:style>
    <style:style style:name="ro11" style:family="table-row">
      <style:table-row-properties style:row-height="2.605cm" fo:break-before="auto" style:use-optimal-row-height="false"/>
    </style:style>
    <style:style style:name="ro12" style:family="table-row">
      <style:table-row-properties style:row-height="1.632cm" fo:break-before="auto" style:use-optimal-row-height="false"/>
    </style:style>
    <style:style style:name="ro13" style:family="table-row">
      <style:table-row-properties style:row-height="2.499cm" fo:break-before="auto" style:use-optimal-row-height="false"/>
    </style:style>
    <style:style style:name="ro14" style:family="table-row">
      <style:table-row-properties style:row-height="4.027cm" fo:break-before="auto" style:use-optimal-row-height="false"/>
    </style:style>
    <style:style style:name="ro15" style:family="table-row">
      <style:table-row-properties style:row-height="3.974cm" fo:break-before="auto" style:use-optimal-row-height="false"/>
    </style:style>
    <style:style style:name="ro16" style:family="table-row">
      <style:table-row-properties style:row-height="3.08cm" fo:break-before="auto" style:use-optimal-row-height="false"/>
    </style:style>
    <style:style style:name="ro17" style:family="table-row">
      <style:table-row-properties style:row-height="0.529cm" fo:break-before="auto" style:use-optimal-row-height="false"/>
    </style:style>
    <style:style style:name="ta1" style:family="table" style:master-page-name="PageStyle_5f_Feuil1">
      <style:table-properties table:display="true" style:writing-mode="lr-tb"/>
    </style:style>
    <style:style style:name="ce1" style:family="table-cell" style:parent-style-name="Excel_20_Built-in_20_Normal">
      <style:table-cell-properties fo:background-color="#7030a0" style:diagonal-bl-tr="none" style:diagonal-tl-br="none" style:text-align-source="fix" style:repeat-content="false" fo:wrap-option="wrap"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Excel_20_Built-in_20_Normal">
      <style:table-cell-properties style:text-align-source="fix" style:repeat-content="false" fo:wrap-option="wrap" style:vertical-align="top"/>
      <style:paragraph-properties fo:text-align="start" fo:margin-left="0cm"/>
      <style:text-properties style:use-window-font-color="true" style:font-name="Arial" style:font-name-complex="Calibri"/>
    </style:style>
    <style:style style:name="ce4" style:family="table-cell" style:parent-style-name="Excel_20_Built-in_20_Normal">
      <style:table-cell-properties style:text-align-source="fix" style:repeat-content="false" fo:wrap-option="wrap" style:vertical-align="top"/>
      <style:paragraph-properties fo:text-align="start" fo:margin-left="0cm"/>
    </style:style>
    <style:style style:name="ce5" style:family="table-cell" style:parent-style-name="Excel_20_Built-in_20_Normal">
      <style:table-cell-properties fo:background-color="#ffffff" style:text-align-source="fix" style:repeat-content="false" fo:wrap-option="wrap" style:vertical-align="top"/>
      <style:paragraph-properties fo:text-align="start" fo:margin-left="0cm"/>
      <style:text-properties style:use-window-font-color="true" style:font-name="Arial" style:font-name-complex="Calibri"/>
    </style:style>
    <style:style style:name="ce6" style:family="table-cell" style:parent-style-name="Excel_20_Built-in_20_Normal">
      <style:table-cell-properties fo:background-color="#ffffff" style:text-align-source="fix" style:repeat-content="false" fo:wrap-option="wrap" style:vertical-align="top"/>
      <style:paragraph-properties fo:text-align="start" fo:margin-left="0cm"/>
    </style:style>
    <style:style style:name="ce7" style:family="table-cell" style:parent-style-name="Excel_20_Built-in_20_Normal">
      <style:table-cell-properties style:text-align-source="fix" style:repeat-content="false" fo:wrap-option="wrap" style:shrink-to-fit="true" style:vertical-align="top"/>
      <style:paragraph-properties fo:text-align="start" fo:margin-left="0cm"/>
      <style:text-properties style:font-name="Arial1" style:font-name-complex="Arial1"/>
    </style:style>
    <style:style style:name="ce8" style:family="table-cell" style:parent-style-name="Excel_20_Built-in_20_Normal">
      <style:table-cell-properties style:text-align-source="value-type" style:repeat-content="false" fo:wrap-option="wrap" style:vertical-align="top"/>
      <style:paragraph-properties fo:margin-left="0cm"/>
      <style:text-properties style:font-name="Arial" style:font-name-complex="Calibri"/>
    </style:style>
    <style:style style:name="ce9" style:family="table-cell" style:parent-style-name="Excel_20_Built-in_20_Normal">
      <style:table-cell-properties style:text-align-source="fix" style:repeat-content="false" fo:wrap-option="wrap" style:vertical-align="top"/>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0" style:family="table-cell" style:parent-style-name="Excel_20_Built-in_20_Normal">
      <style:table-cell-properties style:text-align-source="fix" style:repeat-content="false" fo:wrap-option="wrap" style:vertical-align="top"/>
      <style:paragraph-properties fo:text-align="start" fo:margin-left="0cm"/>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1" style:family="table-cell" style:parent-style-name="Excel_20_Built-in_20_Normal">
      <style:table-cell-properties fo:background-color="#ffffff" style:text-align-source="fix" style:repeat-content="false" fo:wrap-option="wrap" style:vertical-align="top"/>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 style:family="table-cell" style:parent-style-name="Excel_20_Built-in_20_Normal">
      <style:table-cell-properties style:text-align-source="fix" style:repeat-content="false" fo:wrap-option="wrap" style:vertical-align="top"/>
      <style:paragraph-properties fo:text-align="start" fo:margin-left="0cm"/>
      <style:text-properties fo:hyphenate="false"/>
    </style:style>
    <style:style style:name="ce13" style:family="table-cell" style:parent-style-name="Excel_20_Built-in_20_Normal">
      <style:table-cell-properties style:text-align-source="fix" style:repeat-content="false" fo:wrap-option="wrap" style:vertical-align="top"/>
      <style:paragraph-properties fo:text-align="start" fo:margin-left="0cm"/>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T1" style:family="text">
      <style:text-properties style:font-name="Arial"/>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number-columns-repeated="20" table:default-cell-style-name="ce4"/>
        <table:table-column table:style-name="co8" table:number-columns-repeated="998" table:default-cell-style-name="ce4"/>
        <table:table-row table:style-name="ro1">
          <table:table-cell table:style-name="ce1" office:value-type="string">
            <text:p>Catégorie</text:p>
          </table:table-cell>
          <table:table-cell table:style-name="ce1" office:value-type="string">
            <text:p>Problème identifié</text:p>
          </table:table-cell>
          <table:table-cell table:style-name="ce1" office:value-type="string">
            <text:p>Explication du problème</text:p>
          </table:table-cell>
          <table:table-cell table:style-name="ce1" office:value-type="string">
            <text:p>Bonne pratique à adopter</text:p>
          </table:table-cell>
          <table:table-cell table:style-name="ce1" office:value-type="string">
            <text:p>Action recommandée</text:p>
          </table:table-cell>
          <table:table-cell table:style-name="ce1" office:value-type="string">
            <text:p>Référence</text:p>
          </table:table-cell>
          <table:table-cell table:style-name="ce13" table:number-columns-repeated="20"/>
          <table:table-cell table:number-columns-repeated="998"/>
        </table:table-row>
        <table:table-row table:style-name="ro2">
          <table:table-cell table:style-name="ce2" office:value-type="string">
            <text:p><text:s/>SEO et accessibilité</text:p>
          </table:table-cell>
          <table:table-cell office:value-type="string">
            <text:p>Titre manquant</text:p>
          </table:table-cell>
          <table:table-cell office:value-type="string">
            <text:p>L'utilisateur ne sait pas sur quelle page il se trouve.</text:p>
            <text:p>Le titre permet à Google de savoir de quoi parle la page.</text:p>
          </table:table-cell>
          <table:table-cell office:value-type="string">
            <text:p>Vérifier qu'il doit toujours avoir un titre à un site internet.</text:p>
          </table:table-cell>
          <table:table-cell table:style-name="ce9" office:value-type="string">
            <text:p>Pour que Google et les utilisateurs savent sur quel site internet ils se trouvent il est préférable de rajouter un titre au site. </text:p>
          </table:table-cell>
          <table:table-cell table:style-name="ce12" office:value-type="string">
            <text:p><text:a xlink:href="https://developers.google.com/search/docs/advanced/appearance/good-titles-snippets?hl=fr">https://developers.google.com/search/docs/advanced/appearance/good-titles-snippets?hl=fr</text:a></text:p>
          </table:table-cell>
          <table:table-cell table:number-columns-repeated="1018"/>
        </table:table-row>
        <table:table-row table:style-name="ro3">
          <table:table-cell table:style-name="ce3" office:value-type="string">
            <text:p><text:s/>SEO et accessibilité</text:p>
          </table:table-cell>
          <table:table-cell office:value-type="string">
            <text:p>2eme lien du header </text:p>
          </table:table-cell>
          <table:table-cell office:value-type="string">
            <text:p>L'utilisateur et Google ne savent pas à quoi correspond le lien « page2 &lt; ».</text:p>
          </table:table-cell>
          <table:table-cell table:style-name="ce7" office:value-type="string">
            <text:p>Vérifier que le titre du lien doit toujours être cohérent avec la page.</text:p>
          </table:table-cell>
          <table:table-cell table:style-name="ce9" office:value-type="string">
            <text:p>Bien renommer le titre du lien qui mène à la bonne page.</text:p>
          </table:table-cell>
          <table:table-cell office:value-type="string">
            <text:p><text:a xlink:href="https://openclassrooms.com/fr/courses/1603881-apprenez-a-creer-votre-site-web-avec-html5-et-css3/1604646-creez-des-liens">https://openclassrooms.com/fr/courses/1603881-apprenez-a-creer-votre-site-web-avec-html5-et-css3/1604646-creez-des-liens</text:a></text:p>
          </table:table-cell>
          <table:table-cell table:number-columns-repeated="1018"/>
        </table:table-row>
        <table:table-row table:style-name="ro4">
          <table:table-cell table:style-name="ce3" office:value-type="string">
            <text:p><text:s/>SEO et accessibilité</text:p>
          </table:table-cell>
          <table:table-cell office:value-type="string">
            <text:p>Zones de texte dans le header</text:p>
          </table:table-cell>
          <table:table-cell office:value-type="string">
            <text:p>Il y a deux zones de texte en haut et en bas du logo, en tout petit. Le but était d'avoir un trafic plus élevé en le spaman de mots clés. C'est une technique dite « black hat » qui peut être sanctionner par Google.</text:p>
          </table:table-cell>
          <table:table-cell office:value-type="string">
            <text:p>Vérifier le code de la page. Un site internet ne doit pas avoir de zones de texte ou hyperliens cachés. </text:p>
          </table:table-cell>
          <table:table-cell table:style-name="ce9" office:value-type="string">
            <text:p>Cacher du texte où des liens dans une page internet ne servent à rien et peuvent même être pénalisés. Mieux vaut privilégier un référencement constructif avec des bons titres et une bonne structure de page.</text:p>
          </table:table-cell>
          <table:table-cell office:value-type="string">
            <text:p><text:a xlink:href="https://developers.google.com/search/blog/2012/04/another-step-to-reward-high-quality?hl=en">https://developers.google.com/search/blog/2012/04/another-step-to-reward-high-quality?hl=en</text:a></text:p>
          </table:table-cell>
          <table:table-cell table:number-columns-repeated="1018"/>
        </table:table-row>
        <table:table-row table:style-name="ro5">
          <table:table-cell table:style-name="ce3" office:value-type="string">
            <text:p><text:s/>SEO et accessibilité</text:p>
          </table:table-cell>
          <table:table-cell office:value-type="string">
            <text:p>Structure des titres de la page non respecter</text:p>
          </table:table-cell>
          <table:table-cell office:value-type="string">
            <text:p>Les titres de la page d'accueil passe directement de H1 à H3.</text:p>
          </table:table-cell>
          <table:table-cell office:value-type="string">
            <text:p>Vérifier qu'il doit toujours avoir un seul H1 par page.</text:p>
          </table:table-cell>
          <table:table-cell table:style-name="ce9" office:value-type="string">
            <text:p>Il est très recommandé de n'avoir qu'un seul H1 par page, et d'avoir plusieurs sous-titre H2,H3 …</text:p>
          </table:table-cell>
          <table:table-cell office:value-type="string">
            <text:p><text:a xlink:href="https://semji.com/fr/blog/quel-est-linteret-des-balises-h1-h2-h3-pour-votre-seo/">https://semji.com/fr/blog/quel-est-linteret-des-balises-h1-h2-h3-pour-votre-seo/</text:a></text:p>
          </table:table-cell>
          <table:table-cell table:number-columns-repeated="1018"/>
        </table:table-row>
        <table:table-row table:style-name="ro6">
          <table:table-cell table:style-name="ce3" office:value-type="string">
            <text:p><text:s/>SEO</text:p>
          </table:table-cell>
          <table:table-cell office:value-type="string">
            <text:p>Liens de la page «Contact » trop présent sur la page d'accueil</text:p>
          </table:table-cell>
          <table:table-cell office:value-type="string">
            <text:p>Les liens qui mènent à la page « contact » sont trop nombreux sur la page d’accueil et spam beaucoup trop le contenu de la page.</text:p>
          </table:table-cell>
          <table:table-cell office:value-type="string">
            <text:p>Il ne sert à rien de coller à chaque endroit possible un lien qui mène à une page annexe du site. Le SEO peut être pénalisé avec le trop de spam du même lien et l'utilisateur peut être vite lassé de toujours tomber sur la même page à chaque fois à qu'il clique sur un lien.</text:p>
          </table:table-cell>
          <table:table-cell table:style-name="ce9" office:value-type="string">
            <text:p>Il est préférable de ne mettre qu'un ou deux liens maximum sur la page d'accueil. Par exemple : un bouton, ou/et un lien dans le header. De façon à ce que l'utilisateur voie ce lien au bon endroit et de ne pas saturer tout le site du même lien.</text:p>
          </table:table-cell>
          <table:table-cell office:value-type="string">
            <text:p><text:a xlink:href="https://semji.com/fr/guide/backlink-en-seo/">https://semji.com/fr/guide/backlink-en-seo/</text:a> <text:s/>_ <text:s/><text:a xlink:href="https://developers.google.com/search/docs/advanced/guidelines/duplicate-content?hl=fr">https://developers.google.com/search/docs/advanced/guidelines/duplicate-content?hl=fr</text:a></text:p>
          </table:table-cell>
          <table:table-cell table:number-columns-repeated="1018"/>
        </table:table-row>
        <table:table-row table:style-name="ro7">
          <table:table-cell table:style-name="ce3" office:value-type="string">
            <text:p><text:s/>SEO et accessibilité</text:p>
          </table:table-cell>
          <table:table-cell office:value-type="string">
            <text:p>Liens footer « Partenaires »</text:p>
          </table:table-cell>
          <table:table-cell office:value-type="string">
            <text:p>Les liens présents dans le footer ne sont pas valides et n’ont aucun rapport avec le sujet du site.</text:p>
          </table:table-cell>
          <table:table-cell office:value-type="string">
            <text:p>Vérifier que les liens mènent bien à un site ou une page et que ses liens soient en rapport avec le site.</text:p>
          </table:table-cell>
          <table:table-cell table:style-name="ce9" office:value-type="string">
            <text:p>Ne mettre que les liens des sites « partenaire » ou en rapport avec le sujet du site et de préférence de la même langue.</text:p>
          </table:table-cell>
          <table:table-cell office:value-type="string">
            <text:p><text:a xlink:href="https://developers.google.com/search/docs/advanced/guidelines/sneaky-redirects?hl=fr">https://developers.google.com/search/docs/advanced/guidelines/sneaky-redirects?hl=fr</text:a></text:p>
          </table:table-cell>
          <table:table-cell table:number-columns-repeated="1018"/>
        </table:table-row>
        <table:table-row table:style-name="ro8">
          <table:table-cell table:style-name="ce3" office:value-type="string">
            <text:p><text:s/>SEO</text:p>
          </table:table-cell>
          <table:table-cell office:value-type="string">
            <text:p>Réduire la taille des images</text:p>
          </table:table-cell>
          <table:table-cell office:value-type="string">
            <text:p>Les images sont lourdes et pénalisent l'affichage de la page d'accueil.</text:p>
          </table:table-cell>
          <table:table-cell office:value-type="string">
            <text:p>Vérifier que les images de grande taille ne sont pas trop lourdes et qu'elles ne pénalisent pas l'affichage du site.</text:p>
          </table:table-cell>
          <table:table-cell table:style-name="ce9" office:value-type="string">
            <text:p>Il faut redimensionner la taille des images de façon à ce qu'elle soit à la bonne taille.</text:p>
          </table:table-cell>
          <table:table-cell office:value-type="string">
            <text:p><text:a xlink:href="https://developers.google.com/search/docs/beginner/seo-starter-guide?hl=fr#images">https://developers.google.com/search/docs/beginner/seo-starter-guide?hl=fr#images</text:a></text:p>
          </table:table-cell>
          <table:table-cell table:number-columns-repeated="1018"/>
        </table:table-row>
        <table:table-row table:style-name="ro9">
          <table:table-cell table:style-name="ce3" office:value-type="string">
            <text:p><text:s/>Accessibilité</text:p>
          </table:table-cell>
          <table:table-cell office:value-type="string">
            <text:p>Le contraste des couleurs </text:p>
          </table:table-cell>
          <table:table-cell office:value-type="string">
            <text:p>Les couleurs de certains textes sont à plusieurs endroits trop claires et pénalisent l'utilisateur pour la lecture.</text:p>
          </table:table-cell>
          <table:table-cell table:style-name="ce8" office:value-type="string">
            <text:p>Il est préférable de mettre des couleurs foncer sur font claires et inversement pour faciliter la lecture de certains textes qui sont parfois difficiles à apercevoir pour l'utilisateur.</text:p>
          </table:table-cell>
          <table:table-cell table:style-name="ce9" office:value-type="string">
            <text:p>Privilégier des couleurs qui sont faciles à discerner pour tous les utilisateurs. </text:p>
          </table:table-cell>
          <table:table-cell office:value-type="string">
            <text:p><text:a xlink:href="https://www.tanaguru.com/contrastes-couleurs-regles-accessibilite/">https://www.tanaguru.com/contrastes-couleurs-regles-accessibilite/</text:a></text:p>
          </table:table-cell>
          <table:table-cell table:number-columns-repeated="1018"/>
        </table:table-row>
        <table:table-row table:style-name="ro10">
          <table:table-cell table:style-name="ce3" office:value-type="string">
            <text:p><text:s/>Accessibilité</text:p>
          </table:table-cell>
          <table:table-cell office:value-type="string">
            <text:p>La taille des polices parfois trop petites et l'espacement interlignes</text:p>
          </table:table-cell>
          <table:table-cell office:value-type="string">
            <text:p>La taille des polices est à plusieurs endroits trop petite et l'espacement des lignes ne sont pas assez espacés ce qui pénalise l'utilisateur pour la lecture de textes.</text:p>
          </table:table-cell>
          <table:table-cell office:value-type="string">
            <text:p>Il faut veiller à ce que les tailles des textes ne soie pas trop petite pour permettre aux utilisateurs d'avoir un bon confort de lecture.</text:p>
          </table:table-cell>
          <table:table-cell table:style-name="ce9" office:value-type="string">
            <text:p>Pour que les textes et les titres soient lisibles pour tous, il faut augmenter leurs tailles et espacer les interlignes.</text:p>
          </table:table-cell>
          <table:table-cell office:value-type="string">
            <text:p><text:a xlink:href="https://www.w3.org/Translations/NOTE-UNDERSTANDING-WCAG20-fr/visual-audio-contrast-scale.html">https://www.w3.org/Translations/NOTE-UNDERSTANDING-WCAG20-fr/visual-audio-contrast-scale.html</text:a> <text:s text:c="3"/><text:a xlink:href="https://openclassrooms.com/fr/courses/6691346-concevez-un-contenu-web-accessible/6941263-creez-des-designs-visuels-accessibles">https://openclassrooms.com/fr/courses/6691346-concevez-un-contenu-web-accessible/6941263-creez-des-designs-visuels-accessibles</text:a></text:p>
          </table:table-cell>
          <table:table-cell table:number-columns-repeated="1018"/>
        </table:table-row>
        <table:table-row table:style-name="ro11">
          <table:table-cell table:style-name="ce3" office:value-type="string">
            <text:p><text:s/>SEO et accessibilité</text:p>
          </table:table-cell>
          <table:table-cell office:value-type="string">
            <text:p>Page « Contact » non responsive</text:p>
          </table:table-cell>
          <table:table-cell office:value-type="string">
            <text:p>La page contact n'est pas responsive ce qui rend la navigation difficile sur des écrans plus petits. Aujourd'hui la plus par du trafic ce fait sur téléphone si le site n'est pas responsive il va perdre en trafic.</text:p>
          </table:table-cell>
          <table:table-cell office:value-type="string">
            <text:p>Un site doit toujours avoir une version responsive autant pour le référencement que pour l'accessibilité de l'utilisateur.</text:p>
          </table:table-cell>
          <table:table-cell table:style-name="ce9" office:value-type="string">
            <text:p>Il faut redisposer les blocs de façon à ce que le site soit utilisable sur grand et sur des plus petits écrans.</text:p>
          </table:table-cell>
          <table:table-cell office:value-type="string">
            <text:p><text:a xlink:href="https://developers.google.com/search/mobile-sites/mobile-seo/other-devices?hl=fr">https://developers.google.com/search/mobile-sites/mobile-seo/other-devices?hl=fr</text:a></text:p>
          </table:table-cell>
          <table:table-cell table:number-columns-repeated="1018"/>
        </table:table-row>
        <table:table-row table:style-name="ro1" table:number-rows-repeated="3">
          <table:table-cell table:number-columns-repeated="4"/>
          <table:table-cell table:style-name="ce10"/>
          <table:table-cell table:number-columns-repeated="1019"/>
        </table:table-row>
        <table:table-row table:style-name="ro12">
          <table:table-cell table:style-name="ce5" office:value-type="string">
            <text:p><text:s/>SEO et accessibilité</text:p>
          </table:table-cell>
          <table:table-cell table:style-name="ce6" office:value-type="string">
            <text:p>Langue du site non définie</text:p>
          </table:table-cell>
          <table:table-cell table:style-name="ce6" office:value-type="string">
            <text:p>La langue du site peut être pénalisant pour le SEO si elle n'est pas définie.</text:p>
          </table:table-cell>
          <table:table-cell table:style-name="ce6" office:value-type="string">
            <text:p>Il faut vérifier que cette balise soit correctement rempli.</text:p>
          </table:table-cell>
          <table:table-cell table:style-name="ce11" office:value-type="string">
            <text:p><text:span text:style-name="T1">La balise &lt;html lang= '' ''&gt; doit être rempli pour déterminer la langue du site.</text:span></text:p>
          </table:table-cell>
          <table:table-cell table:style-name="ce6" office:value-type="string">
            <text:p><text:a xlink:href="https://www.alsacreations.com/astuce/lire/1151-langue-du-contenu.html">https://www.alsacreations.com/astuce/lire/1151-langue-du-contenu.html</text:a></text:p>
          </table:table-cell>
          <table:table-cell table:number-columns-repeated="1018"/>
        </table:table-row>
        <table:table-row table:style-name="ro13">
          <table:table-cell table:style-name="ce3" office:value-type="string">
            <text:p><text:s/>SEO et accessibilité</text:p>
          </table:table-cell>
          <table:table-cell office:value-type="string">
            <text:p>Balise meta description</text:p>
          </table:table-cell>
          <table:table-cell office:value-type="string">
            <text:p>La balise meta description n'est pas remplie ce qui impacte le SEO et ne donne pas envie aux utilisateurs de visiter le site.</text:p>
          </table:table-cell>
          <table:table-cell office:value-type="string">
            <text:p>La balise meta description est importante car elle permet de définir de quel sujet le site parle. Il faut donc bien vérifier à ce qu'elle soit correctement rempli.</text:p>
          </table:table-cell>
          <table:table-cell office:value-type="string">
            <text:p>Pour bien remplir la description du site il est préférable d'inclure à l’intérieur des mots-clés et les principaux sujets aborder dans le site.</text:p>
          </table:table-cell>
          <table:table-cell office:value-type="string">
            <text:p><text:a xlink:href="https://smartkeyword.io/seo-on-page-balise-meta-description/">https://smartkeyword.io/seo-on-page-balise-meta-description/</text:a></text:p>
          </table:table-cell>
          <table:table-cell table:number-columns-repeated="1018"/>
        </table:table-row>
        <table:table-row table:style-name="ro14">
          <table:table-cell table:style-name="ce3" office:value-type="string">
            <text:p><text:s/>SEO</text:p>
          </table:table-cell>
          <table:table-cell office:value-type="string">
            <text:p>Les mots clés</text:p>
          </table:table-cell>
          <table:table-cell office:value-type="string">
            <text:p>Sur ce site internet les mots-clés sont assez peu nombreux et peuvent être largement mieux optimisé.</text:p>
          </table:table-cell>
          <table:table-cell office:value-type="string">
            <text:p>Les mots-clés sont très importants pour le référencement d'un site internet c'est grâce à ces mots-clés que les utilisateurs se retrouvent sur le site et que Google peut le mettre en avant.</text:p>
          </table:table-cell>
          <table:table-cell office:value-type="string">
            <text:p>Les mots-clés doivent être placer intelligemment c'est-à-dire dans les titres, textes, description ou des liens etc … Il est recommandé d'en mettre un peu partout ou il est possible d'en mettre, mais il faut veiller à ne pas tout le temps mettre les même ''type'' de phrases histoire que les utilisateurs ne se sentent pas lasser de lire tout le temps la même chose.</text:p>
          </table:table-cell>
          <table:table-cell office:value-type="string">
            <text:p><text:a xlink:href="https://developers.google.com/search/docs/beginner/seo-starter-guide?hl=fr#images">https://developers.google.com/search/docs/beginner/seo-starter-guide?hl=fr#images</text:a></text:p>
          </table:table-cell>
          <table:table-cell table:number-columns-repeated="1018"/>
        </table:table-row>
        <table:table-row table:style-name="ro15">
          <table:table-cell table:style-name="ce3" office:value-type="string">
            <text:p><text:s/>SEO et accessibilité</text:p>
          </table:table-cell>
          <table:table-cell office:value-type="string">
            <text:p>Images de textes</text:p>
          </table:table-cell>
          <table:table-cell office:value-type="string">
            <text:p>Il y a plusieurs images de textes présents sur la page qui peuvent être remplacées par des vrais textes. Les images de textes faussent le référencement et pénalisent accessibilité des utilisateurs.</text:p>
          </table:table-cell>
          <table:table-cell office:value-type="string">
            <text:p>Les images des textes sont à éviter fortement pour plusieurs raisons. Le poids des images peut ralentir le site, elles peuvent être parfois de mauvaise qualité et les utilisateurs avec des difficultés de lecture ne peuvent pas changer la taille ou la couleur du texte. </text:p>
          </table:table-cell>
          <table:table-cell office:value-type="string">
            <text:p>Il est recommandé de ne pas mettre d'images de textes à l’intérieur de son site d'une par pour le référencement et d'autre part pour le confort des utilisateurs. Si jamais une personne malvoyante visite le site elle ne pourrait pas lire le texte présent sur l'image avec une machine spéciale, alors qu'avec un paragraphe de texte elle pourra sans problème le lire. </text:p>
          </table:table-cell>
          <table:table-cell office:value-type="string">
            <text:p><text:a xlink:href="https://accessibility.belgium.be/fr/articles/images/utilisez-du-vrai-texte-et-pas-du-texte-sous-forme-dimage">https://accessibility.belgium.be/fr/articles/images/utilisez-du-vrai-texte-et-pas-du-texte-sous-forme-dimage</text:a></text:p>
          </table:table-cell>
          <table:table-cell table:number-columns-repeated="1018"/>
        </table:table-row>
        <table:table-row table:style-name="ro16">
          <table:table-cell table:style-name="ce3" office:value-type="string">
            <text:p><text:s/>SEO et accessibilité</text:p>
          </table:table-cell>
          <table:table-cell office:value-type="string">
            <text:p>Images dans le mauvais format et de mauvaise tailles</text:p>
          </table:table-cell>
          <table:table-cell office:value-type="string">
            <text:p>Les images présentes dans ce site sont dans des formats .Png, .Bpm et .Jpg et sont parfois trop grandes et mal dimensionnées.</text:p>
          </table:table-cell>
          <table:table-cell office:value-type="string">
            <text:p>Les formats d'image sont importants pour le bon fonctionnement du site et de l'utilisateur. Les images trop lourdes et publier dans le mauvais format ralentissent le site et mettent parfois du temps avant de s'afficher.</text:p>
          </table:table-cell>
          <table:table-cell office:value-type="string">
            <text:p>Il est recommandé de bien importer ces images dans le bon format et de la bonne dimension de façon à ne pas pénaliser le référencement et le confort des utilisateurs.</text:p>
          </table:table-cell>
          <table:table-cell office:value-type="string">
            <text:p><text:a xlink:href="https://www.linternaute.fr/hightech/guide-high-tech/1413176-comment-reduire-la-taille-et-le-poids-d-une-image/">https://www.linternaute.fr/hightech/guide-high-tech/1413176-comment-reduire-la-taille-et-le-poids-d-une-image/</text:a></text:p>
          </table:table-cell>
          <table:table-cell table:number-columns-repeated="1018"/>
        </table:table-row>
        <table:table-row table:style-name="ro1">
          <table:table-cell table:style-name="ce3"/>
          <table:table-cell table:number-columns-repeated="1023"/>
        </table:table-row>
        <table:table-row table:style-name="ro1" table:number-rows-repeated="980">
          <table:table-cell table:number-columns-repeated="1024"/>
        </table:table-row>
        <table:table-row table:style-name="ro17" table:number-rows-repeated="1047575">
          <table:table-cell table:number-columns-repeated="1024"/>
        </table:table-row>
        <table:table-row table:style-name="ro17">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10-13">13/10/2021</text:date>, <text:time>12:00:54</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10-13T12:00:36.99</dc:date>
    <meta:generator>OpenOffice/4.1.7$Win32 OpenOffice.org_project/417m1$Build-9800</meta:generator>
    <meta:editing-duration>PT20H44M27S</meta:editing-duration>
    <meta:editing-cycles>153</meta:editing-cycles>
    <meta:document-statistic meta:table-count="1" meta:cell-count="96" meta:object-count="0"/>
  </office:meta>
</office:document-meta>
</file>